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1pt" officeooo:rsid="003bc333" officeooo:paragraph-rsid="003bc333" style:font-size-asian="11pt" style:font-size-complex="11pt"/>
    </style:style>
    <style:style style:name="P3" style:family="paragraph" style:parent-style-name="Text_20_body"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Text_20_body">
      <style:text-properties officeooo:paragraph-rsid="002e61a6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NugSoth" fo:font-size="14pt" fo:font-style="normal" style:text-underline-style="none" fo:font-weight="normal" officeooo:rsid="002a06b0" officeooo:paragraph-rsid="002bacdc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dbfe3" officeooo:paragraph-rsid="001dbfe3" fo:background-color="transparent" style:font-size-asian="11pt" style:font-size-complex="11p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0de76" officeooo:paragraph-rsid="001dbf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a2c63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2bacdc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style:font-name="Arial" fo:font-size="11pt" officeooo:paragraph-rsid="001dbfe3" style:font-size-asian="11pt" style:font-size-complex="11pt"/>
    </style:style>
    <style:style style:name="P1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48363" officeooo:paragraph-rsid="0024836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c64f0" officeooo:paragraph-rsid="002c64f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3bc333" officeooo:paragraph-rsid="003bc33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3bc333" officeooo:paragraph-rsid="003bc333" style:text-blinking="false" fo:background-color="transparent" style:font-size-asian="11pt" style:font-size-complex="11pt"/>
    </style:style>
    <style:style style:name="P1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1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18de8a" officeooo:paragraph-rsid="0018de8a" style:text-blinking="false" fo:background-color="transparent" style:font-size-asian="11pt" style:font-size-complex="11pt"/>
    </style:style>
    <style:style style:name="P2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2b86d" officeooo:paragraph-rsid="0026eebd" style:text-blinking="false" fo:background-color="transparent" style:font-size-asian="11pt" style:font-size-complex="11pt"/>
    </style:style>
    <style:style style:name="P21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a77a" officeooo:paragraph-rsid="002da77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5393" officeooo:paragraph-rsid="0038539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9783d" officeooo:paragraph-rsid="0039783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3372" officeooo:paragraph-rsid="003b337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c333" officeooo:paragraph-rsid="003bc33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eebd" officeooo:paragraph-rsid="003c123b" style:text-blinking="false" fo:background-color="transparent" style:font-size-asian="11pt" style:font-size-complex="11pt"/>
    </style:style>
    <style:style style:name="P2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transparent" style:font-size-asian="11pt" style:font-size-complex="11pt"/>
    </style:style>
    <style:style style:name="P2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bacdc" style:text-blinking="false" fo:background-color="transparent" style:font-size-asian="11pt" style:font-size-complex="11pt"/>
    </style:style>
    <style:style style:name="P2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0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1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2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642c" officeooo:paragraph-rsid="002f642c" style:text-blinking="false" fo:background-color="transparent" style:font-size-asian="11pt" style:font-size-complex="11pt"/>
    </style:style>
    <style:style style:name="P3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8690" officeooo:paragraph-rsid="001c8690" style:text-blinking="false" fo:background-color="transparent" style:font-size-asian="11pt" style:font-size-complex="11pt"/>
    </style:style>
    <style:style style:name="P3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36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3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2c63" officeooo:paragraph-rsid="001a2c63" style:text-blinking="false" fo:background-color="transparent" style:font-size-asian="11pt" style:font-size-complex="11pt"/>
    </style:style>
    <style:style style:name="P3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123b" officeooo:paragraph-rsid="003c123b" style:text-blinking="false" fo:background-color="transparent" style:font-size-asian="11pt" style:font-size-complex="11pt"/>
    </style:style>
    <style:style style:name="P3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#ffff00" style:font-size-asian="11pt" style:font-size-complex="11pt"/>
    </style:style>
    <style:style style:name="P40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paragraph-rsid="002f364c"/>
    </style:style>
    <style:style style:name="P41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4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rsid="00377c6d" officeooo:paragraph-rsid="00377c6d"/>
    </style:style>
    <style:style style:name="T1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c8690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a2c63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dbfe3" fo:background-color="transparent" loext:char-shading-value="0"/>
    </style:style>
    <style:style style:name="T4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eed42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1c55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364c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357a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 style:font-size-asian="16pt" style:font-size-complex="16pt"/>
    </style:style>
    <style:style style:name="T12" style:family="text">
      <style:text-properties officeooo:rsid="0022b86d"/>
    </style:style>
    <style:style style:name="T13" style:family="text">
      <style:text-properties officeooo:rsid="00248363"/>
    </style:style>
    <style:style style:name="T14" style:family="text">
      <style:text-properties officeooo:rsid="002bacdc"/>
    </style:style>
    <style:style style:name="T15" style:family="text">
      <style:text-properties officeooo:rsid="002f364c"/>
    </style:style>
    <style:style style:name="T16" style:family="text">
      <style:text-properties officeooo:rsid="00327c80"/>
    </style:style>
    <style:style style:name="T17" style:family="text">
      <style:text-properties style:font-name="Arial" fo:font-size="11pt" officeooo:rsid="00327c80" style:font-size-asian="11pt" style:font-size-complex="11pt"/>
    </style:style>
    <style:style style:name="T18" style:family="text">
      <style:text-properties style:font-name="Arial" fo:font-size="11pt" officeooo:rsid="002e61a6" style:font-size-asian="11pt" style:font-size-complex="11pt"/>
    </style:style>
    <style:style style:name="T19" style:family="text">
      <style:text-properties fo:color="#dddddd" style:font-name="Droid Sans Mono" fo:font-size="10.5pt" fo:background-color="#1e1e1e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docs-internal-guid-874089c3-7fff-b4f2-d4a4-fb9a77642bbb"/><text:span text:style-name="T11">Shadow Stalker</text:span><text:span text:style-name="T10"> </text:span></text:p>
      <text:p text:style-name="P6">SHADOW STALKER</text:p>
      <text:p text:style-name="P1"/>
      <text:p text:style-name="P2">gimp settings</text:p>
      <text:p text:style-name="P12"><text:span text:style-name="T4">B</text:span><text:span text:style-name="T3">ugs</text:span></text:p>
      <text:p text:style-name="P9"/>
      <text:list xml:id="list1237719456" text:style-name="L1">
        <text:list-item>
          <text:p text:style-name="P13">Player spawning on start menu</text:p>
        </text:list-item>
        <text:list-item>
          <text:p text:style-name="P14">Door indicator icon not working on prefab doors.</text:p>
        </text:list-item>
        <text:list-item>
          <text:p text:style-name="P21">Fix waterfall <text:span text:style-name="T15">design...</text:span><text:span text:style-name="T16">lower it</text:span></text:p>
        </text:list-item>
        <text:list-item>
          <text:p text:style-name="P40"><text:span text:style-name="T8">Player doesn’t die when </text:span><text:span text:style-name="T9">the lantern goes out. Works in other contexts.</text:span></text:p>
        </text:list-item>
        <text:list-item>
          <text:p text:style-name="P42"><text:span text:style-name="T9">B</text:span><text:span text:style-name="T7">ackground in town changes color with lantern scale.</text:span></text:p>
        </text:list-item>
        <text:list-item>
          <text:p text:style-name="P22">Cave tileset has spaces in certain circumstances (maybe not fix?)</text:p>
        </text:list-item>
        <text:list-item>
          <text:p text:style-name="P23">Player dying set in level controller not working.</text:p>
        </text:list-item>
        <text:list-item>
          <text:p text:style-name="P24">Entering church area can cause player to pop into the air</text:p>
        </text:list-item>
        <text:list-item>
          <text:p text:style-name="P15">Player can’t leave save room</text:p>
        </text:list-item>
        <text:list-item>
          <text:p text:style-name="P25">Player able to jump/duck before lift is at the bottom</text:p>
        </text:list-item>
      </text:list>
      <text:p text:style-name="P8"/>
      <text:p text:style-name="P10"><text:span text:style-name="T1">T</text:span><text:span text:style-name="T2">o Do</text:span></text:p>
      <text:p text:style-name="P3"/>
      <text:list xml:id="list816866426" text:style-name="L2">
        <text:list-item>
          <text:p text:style-name="P38">Keep level loaded in memory when in the save room to increase performance when leaving it.</text:p>
        </text:list-item>
        <text:list-item>
          <text:p text:style-name="P26">Pages for Necronomicon</text:p>
        </text:list-item>
        <text:list-item>
          <text:p text:style-name="P16">Save / Load</text:p>
        </text:list-item>
        <text:list-item>
          <text:p text:style-name="P27">Level load times.</text:p>
        </text:list-item>
        <text:list-item>
          <text:p text:style-name="P28"><text:span text:style-name="T12">Level transition animatio</text:span><text:span text:style-name="T14">n</text:span></text:p>
        </text:list-item>
        <text:list-item>
          <text:p text:style-name="P17">Shader for crystals</text:p>
        </text:list-item>
        <text:list-item>
          <text:p text:style-name="P33">Background fade to black as lantern goes out</text:p>
        </text:list-item>
        <text:list-item>
          <text:p text:style-name="P29">Player dying <text:span text:style-name="T13">and reloading (save point?)</text:span></text:p>
        </text:list-item>
        <text:list-item>
          <text:p text:style-name="P34">Additional play animations (waking up at start of game)</text:p>
        </text:list-item>
        <text:list-item>
          <text:p text:style-name="P34">Madness effects (chromatic aberration), <text:span text:style-name="T12">illusions, </text:span><text:span text:style-name="T13">sounds of whispering</text:span></text:p>
        </text:list-item>
        <text:list-item>
          <text:p text:style-name="P35">Lift being at the bottom if the player enters from the town. </text:p>
        </text:list-item>
        <text:list-item>
          <text:p text:style-name="P34">Weather</text:p>
        </text:list-item>
        <text:list-item>
          <text:p text:style-name="P18">Player lantern animation</text:p>
        </text:list-item>
        <text:list-item>
          <text:p text:style-name="P18">Keys (relics) to unlock doors/start platforms/solve puzzles</text:p>
        </text:list-item>
        <text:list-item>
          <text:p text:style-name="P18">Key out of the level in the barn the player first sees when entering the town.</text:p>
        </text:list-item>
        <text:list-item>
          <text:p text:style-name="P29">Multi-level puzzles</text:p>
        </text:list-item>
        <text:list-item>
          <text:p text:style-name="P29">Flashlight on/off</text:p>
        </text:list-item>
        <text:list-item>
          <text:p text:style-name="P19">Lantern on/off</text:p>
        </text:list-item>
        <text:list-item>
          <text:p text:style-name="P29"><text:soft-page-break/>Church holds the sun relic. This is the goal for the player and ends the game when obtained. It requires 5 pieces 6 with the inner circle?</text:p>
        </text:list-item>
        <text:list-item>
          <text:p text:style-name="P29">Player able to switch between no light, flashlight, and lantern. Lantern for short range. Flashlight for long range</text:p>
        </text:list-item>
        <text:list-item>
          <text:p text:style-name="P29">Glimpses of the “monsters”</text:p>
        </text:list-item>
        <text:list-item>
          <text:p text:style-name="P37">Player death (random times<text:span text:style-name="T14">)</text:span></text:p>
        </text:list-item>
        <text:list-item>
          <text:p text:style-name="P20">Moving platforms</text:p>
        </text:list-item>
        <text:list-item>
          <text:p text:style-name="P27">Conveyors</text:p>
        </text:list-item>
        <text:list-item>
          <text:p text:style-name="P39">Flickering light</text:p>
        </text:list-item>
      </text:list>
      <text:p text:style-name="P1"/>
      <text:p text:style-name="P7">HUD</text:p>
      <text:list xml:id="list3055175092" text:style-name="L3">
        <text:list-item>
          <text:p text:style-name="P30">In the pause menu?</text:p>
        </text:list-item>
        <text:list-item>
          <text:p text:style-name="P30">Battery power indicator for flashlight</text:p>
        </text:list-item>
        <text:list-item>
          <text:p text:style-name="P30">Candle indicator for lantern</text:p>
        </text:list-item>
        <text:list-item>
          <text:p text:style-name="P30">Keys/relics the player has</text:p>
        </text:list-item>
      </text:list>
      <text:p text:style-name="P1"/>
      <text:p text:style-name="P7">Levels</text:p>
      <text:list xml:id="list2361819070" text:style-name="L4">
        <text:list-item>
          <text:p text:style-name="P31">Town</text:p>
        </text:list-item>
        <text:list-item>
          <text:p text:style-name="P31">Church (Sun relic)</text:p>
        </text:list-item>
        <text:list-item>
          <text:p text:style-name="P41"><text:span text:style-name="T5">Cave</text:span><text:span text:style-name="T6">s</text:span></text:p>
        </text:list-item>
        <text:list-item>
          <text:p text:style-name="P31">Mountain (snow)</text:p>
        </text:list-item>
        <text:list-item>
          <text:p text:style-name="P31">Forest (with sporadic cabins)</text:p>
        </text:list-item>
        <text:list-item>
          <text:p text:style-name="P31">Bell tower</text:p>
        </text:list-item>
        <text:list-item>
          <text:p text:style-name="P31">Graveyard/mausoleum</text:p>
        </text:list-item>
        <text:list-item>
          <text:p text:style-name="P31">Swamp</text:p>
        </text:list-item>
        <text:list-item>
          <text:p text:style-name="P31">Bridge </text:p>
        </text:list-item>
      </text:list>
      <text:p text:style-name="P1"/>
      <text:p text:style-name="P7">Puzzles/Level Design</text:p>
      <text:list xml:id="list819388741" text:style-name="L5">
        <text:list-item>
          <text:p text:style-name="P32">Collect scrolls to unlock Sun key piece</text:p>
        </text:list-item>
        <text:list-item>
          <text:p text:style-name="P32">Find a lever that opens the cave<text:span text:style-name="T14">s</text:span></text:p>
        </text:list-item>
        <text:list-item>
          <text:p text:style-name="P36">Church door locked by sun shards and the inside to have the puzzle for the Necronomicon scrolls?</text:p>
        </text:list-item>
      </text:list>
      <text:p text:style-name="P1"/>
      <text:p text:style-name="P7">Narrative</text:p>
      <text:p text:style-name="P1"/>
      <text:p text:style-name="P5">We became the cogs in our own meat grinder.</text:p>
      <text:p text:style-name="P4"><text:span text:style-name="T17">The earthquake and storm have us off course </text:span><text:span text:style-name="T18">but an island </text:span><text:span text:style-name="T17">is </text:span><text:span text:style-name="T18">in the distance, we shall sail there and hope for salvation.</text:span></text:p>
      <text:p text:style-name="P5"><text:soft-page-break/>...they come for us through the darkness...never the light...</text:p>
      <text:p text:style-name="P5">...light! More light!</text:p>
      <text:p text:style-name="P5">...we have come to call them shadow stalkers...</text:p>
      <text:p text:style-name="P5">...the absence of light draws them out...</text:p>
      <text:p text:style-name="P5">...cursed...will the darkness ever end?</text:p>
      <text:p text:style-name="P5">...whatever god or beast we angered...we have paid for it...</text:p>
      <text:p text:style-name="P5">...may the sun, willingly, come and guide us from this fate.</text:p>
      <text:p text:style-name="P5">...we spotted a wrecked ship. Hopes are someone survived and can save us.</text:p>
      <text:p text:style-name="P5">...our records will surpass our lives...and tell the story of a horrible fate.</text:p>
      <text:p text:style-name="P5">...</text:p>
      <text:p text:style-name="P1"/>
      <text:p text:style-name="P5">Premise - Collect the fragments of the sun key to open the door to the sun relic that will end the game.</text:p>
      <text:p text:style-name="P1"><text:line-break/>idle: 1-30</text:p>
      <text:p text:style-name="P1">walk cycle frames: 35 - 53 </text:p>
      <text:p text:style-name="P1">Color value 1</text:p>
      <text:p text:style-name="P1">black .4,.4,.4</text:p>
      <text:p text:style-name="P1">export(String) var text = "Slider" setget set_te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0:06:07.756545238</meta:creation-date>
    <dc:date>2020-06-28T11:09:37.500270751</dc:date>
    <meta:editing-duration>PT9H29M15S</meta:editing-duration>
    <meta:editing-cycles>32</meta:editing-cycles>
    <meta:generator>LibreOffice/6.4.4.2$Linux_X86_64 LibreOffice_project/40$Build-2</meta:generator>
    <meta:document-statistic meta:table-count="0" meta:image-count="0" meta:object-count="0" meta:page-count="3" meta:paragraph-count="78" meta:word-count="529" meta:character-count="2899" meta:non-whitespace-character-count="2494"/>
  </office:meta>
</office:document-meta>
</file>